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oint 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-0.00063592">
            <text:p>-0.00063592</text:p>
          </table:table-cell>
          <table:table-cell office:value-type="string">
            <text:p>6.059e-06</text:p>
          </table:table-cell>
          <table:table-cell office:value-type="float" office:value="-0.00155">
            <text:p>-0.00155</text:p>
          </table:table-cell>
          <table:table-cell office:value-type="string">
            <text:p>4.0023e-06</text:p>
          </table:table-cell>
        </table:table-row>
        <table:table-row table:style-name="ro1">
          <table:table-cell office:value-type="float" office:value="-0.0006355">
            <text:p>-0.0006355</text:p>
          </table:table-cell>
          <table:table-cell office:value-type="string">
            <text:p>5.2979e-06</text:p>
          </table:table-cell>
          <table:table-cell office:value-type="float" office:value="-0.0016396">
            <text:p>-0.0016396</text:p>
          </table:table-cell>
          <table:table-cell office:value-type="string">
            <text:p>5.6713e-06</text:p>
          </table:table-cell>
        </table:table-row>
        <table:table-row table:style-name="ro1">
          <table:table-cell office:value-type="float" office:value="-0.00064361">
            <text:p>-0.00064361</text:p>
          </table:table-cell>
          <table:table-cell office:value-type="string">
            <text:p>5.5124e-06</text:p>
          </table:table-cell>
          <table:table-cell office:value-type="float" office:value="-0.0016629">
            <text:p>-0.0016629</text:p>
          </table:table-cell>
          <table:table-cell office:value-type="string">
            <text:p>5.7958e-06</text:p>
          </table:table-cell>
        </table:table-row>
        <table:table-row table:style-name="ro1">
          <table:table-cell office:value-type="float" office:value="-0.00065157">
            <text:p>-0.00065157</text:p>
          </table:table-cell>
          <table:table-cell office:value-type="string">
            <text:p>5.3386e-06</text:p>
          </table:table-cell>
          <table:table-cell office:value-type="float" office:value="-0.0016826">
            <text:p>-0.0016826</text:p>
          </table:table-cell>
          <table:table-cell office:value-type="string">
            <text:p>6.6456e-06</text:p>
          </table:table-cell>
        </table:table-row>
        <table:table-row table:style-name="ro1">
          <table:table-cell office:value-type="float" office:value="-0.00064114">
            <text:p>-0.00064114</text:p>
          </table:table-cell>
          <table:table-cell office:value-type="string">
            <text:p>6.525e-06</text:p>
          </table:table-cell>
          <table:table-cell office:value-type="float" office:value="-0.0017029">
            <text:p>-0.0017029</text:p>
          </table:table-cell>
          <table:table-cell office:value-type="string">
            <text:p>5.4331e-06</text:p>
          </table:table-cell>
        </table:table-row>
        <table:table-row table:style-name="ro1">
          <table:table-cell office:value-type="float" office:value="-0.00063529">
            <text:p>-0.00063529</text:p>
          </table:table-cell>
          <table:table-cell office:value-type="string">
            <text:p>3.7552e-06</text:p>
          </table:table-cell>
          <table:table-cell office:value-type="float" office:value="-0.0016983">
            <text:p>-0.0016983</text:p>
          </table:table-cell>
          <table:table-cell office:value-type="string">
            <text:p>6.916e-06</text:p>
          </table:table-cell>
        </table:table-row>
        <table:table-row table:style-name="ro1">
          <table:table-cell office:value-type="float" office:value="-0.00065246">
            <text:p>-0.00065246</text:p>
          </table:table-cell>
          <table:table-cell office:value-type="string">
            <text:p>1.2719e-05</text:p>
          </table:table-cell>
          <table:table-cell office:value-type="float" office:value="-0.0017206">
            <text:p>-0.0017206</text:p>
          </table:table-cell>
          <table:table-cell office:value-type="string">
            <text:p>5.8083e-06</text:p>
          </table:table-cell>
        </table:table-row>
        <table:table-row table:style-name="ro1">
          <table:table-cell office:value-type="float" office:value="-0.00064348">
            <text:p>-0.00064348</text:p>
          </table:table-cell>
          <table:table-cell office:value-type="string">
            <text:p>6.5109e-06</text:p>
          </table:table-cell>
          <table:table-cell office:value-type="float" office:value="-0.0017177">
            <text:p>-0.0017177</text:p>
          </table:table-cell>
          <table:table-cell office:value-type="string">
            <text:p>6.6024e-06</text:p>
          </table:table-cell>
        </table:table-row>
        <table:table-row table:style-name="ro1">
          <table:table-cell office:value-type="float" office:value="-0.000645">
            <text:p>-0.000645</text:p>
          </table:table-cell>
          <table:table-cell office:value-type="string">
            <text:p>7.1542e-06</text:p>
          </table:table-cell>
          <table:table-cell office:value-type="float" office:value="-0.0017105">
            <text:p>-0.0017105</text:p>
          </table:table-cell>
          <table:table-cell office:value-type="string">
            <text:p>7.2949e-06</text:p>
          </table:table-cell>
        </table:table-row>
        <table:table-row table:style-name="ro1">
          <table:table-cell office:value-type="float" office:value="-0.00063989">
            <text:p>-0.00063989</text:p>
          </table:table-cell>
          <table:table-cell office:value-type="string">
            <text:p>9.0983e-06</text:p>
          </table:table-cell>
          <table:table-cell office:value-type="float" office:value="-0.0017227">
            <text:p>-0.0017227</text:p>
          </table:table-cell>
          <table:table-cell office:value-type="string">
            <text:p>1.0202e-05</text:p>
          </table:table-cell>
        </table:table-row>
      </table:table>
      <table:table table:name="Joint 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0.0021912">
            <text:p>0.0021912</text:p>
          </table:table-cell>
          <table:table-cell office:value-type="string">
            <text:p>2.2276e-05</text:p>
          </table:table-cell>
          <table:table-cell office:value-type="float" office:value="-0.00011399">
            <text:p>-0.00011399</text:p>
          </table:table-cell>
          <table:table-cell office:value-type="string">
            <text:p>1.6211e-05</text:p>
          </table:table-cell>
        </table:table-row>
        <table:table-row table:style-name="ro1">
          <table:table-cell office:value-type="float" office:value="0.0022007">
            <text:p>0.0022007</text:p>
          </table:table-cell>
          <table:table-cell office:value-type="string">
            <text:p>1.4224e-05</text:p>
          </table:table-cell>
          <table:table-cell office:value-type="float" office:value="-0.00027879">
            <text:p>-0.00027879</text:p>
          </table:table-cell>
          <table:table-cell office:value-type="string">
            <text:p>2.3427e-05</text:p>
          </table:table-cell>
        </table:table-row>
        <table:table-row table:style-name="ro1">
          <table:table-cell office:value-type="float" office:value="0.0022747">
            <text:p>0.0022747</text:p>
          </table:table-cell>
          <table:table-cell office:value-type="string">
            <text:p>1.5769e-05</text:p>
          </table:table-cell>
          <table:table-cell office:value-type="float" office:value="-0.00032992">
            <text:p>-0.00032992</text:p>
          </table:table-cell>
          <table:table-cell office:value-type="string">
            <text:p>1.6972e-05</text:p>
          </table:table-cell>
        </table:table-row>
        <table:table-row table:style-name="ro1">
          <table:table-cell office:value-type="float" office:value="0.0022679">
            <text:p>0.0022679</text:p>
          </table:table-cell>
          <table:table-cell office:value-type="string">
            <text:p>1.5212e-05</text:p>
          </table:table-cell>
          <table:table-cell office:value-type="float" office:value="-0.00040398">
            <text:p>-0.00040398</text:p>
          </table:table-cell>
          <table:table-cell office:value-type="string">
            <text:p>2.2727e-05</text:p>
          </table:table-cell>
        </table:table-row>
        <table:table-row table:style-name="ro1">
          <table:table-cell office:value-type="float" office:value="0.0022862">
            <text:p>0.0022862</text:p>
          </table:table-cell>
          <table:table-cell office:value-type="string">
            <text:p>1.4039e-05</text:p>
          </table:table-cell>
          <table:table-cell office:value-type="float" office:value="-0.00046872">
            <text:p>-0.00046872</text:p>
          </table:table-cell>
          <table:table-cell office:value-type="string">
            <text:p>3.4028e-05</text:p>
          </table:table-cell>
        </table:table-row>
        <table:table-row table:style-name="ro1">
          <table:table-cell office:value-type="float" office:value="0.002292">
            <text:p>0.002292</text:p>
          </table:table-cell>
          <table:table-cell office:value-type="string">
            <text:p>1.3897e-05</text:p>
          </table:table-cell>
          <table:table-cell office:value-type="float" office:value="-0.00042931">
            <text:p>-0.00042931</text:p>
          </table:table-cell>
          <table:table-cell office:value-type="string">
            <text:p>4.9773e-05</text:p>
          </table:table-cell>
        </table:table-row>
        <table:table-row table:style-name="ro1">
          <table:table-cell office:value-type="float" office:value="0.0023005">
            <text:p>0.0023005</text:p>
          </table:table-cell>
          <table:table-cell office:value-type="string">
            <text:p>1.3573e-05</text:p>
          </table:table-cell>
          <table:table-cell office:value-type="float" office:value="-0.00045556">
            <text:p>-0.00045556</text:p>
          </table:table-cell>
          <table:table-cell office:value-type="string">
            <text:p>4.8701e-05</text:p>
          </table:table-cell>
        </table:table-row>
        <table:table-row table:style-name="ro1">
          <table:table-cell office:value-type="float" office:value="0.0023024">
            <text:p>0.0023024</text:p>
          </table:table-cell>
          <table:table-cell office:value-type="string">
            <text:p>1.5116e-05</text:p>
          </table:table-cell>
          <table:table-cell office:value-type="float" office:value="-0.00052592">
            <text:p>-0.00052592</text:p>
          </table:table-cell>
          <table:table-cell office:value-type="string">
            <text:p>2.901e-05</text:p>
          </table:table-cell>
        </table:table-row>
        <table:table-row table:style-name="ro1">
          <table:table-cell office:value-type="float" office:value="0.0023267">
            <text:p>0.0023267</text:p>
          </table:table-cell>
          <table:table-cell office:value-type="string">
            <text:p>1.1826e-05</text:p>
          </table:table-cell>
          <table:table-cell office:value-type="float" office:value="-0.0005072">
            <text:p>-0.0005072</text:p>
          </table:table-cell>
          <table:table-cell office:value-type="string">
            <text:p>3.2724e-05</text:p>
          </table:table-cell>
        </table:table-row>
        <table:table-row table:style-name="ro1">
          <table:table-cell office:value-type="float" office:value="0.0023086">
            <text:p>0.0023086</text:p>
          </table:table-cell>
          <table:table-cell office:value-type="string">
            <text:p>1.1987e-05</text:p>
          </table:table-cell>
          <table:table-cell office:value-type="float" office:value="-0.00051603">
            <text:p>-0.00051603</text:p>
          </table:table-cell>
          <table:table-cell office:value-type="string">
            <text:p>2.7141e-05</text:p>
          </table:table-cell>
        </table:table-row>
      </table:table>
      <table:table table:name="Joint 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office:value-type="string">
            <text:p>6.9739e-17</text:p>
          </table:table-cell>
          <table:table-cell office:value-type="float" office:value="0.099993">
            <text:p>0.099993</text:p>
          </table:table-cell>
          <table:table-cell office:value-type="string">
            <text:p>1.1158e-1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1.8132e-16</text:p>
          </table:table-cell>
          <table:table-cell office:value-type="float" office:value="0.09997">
            <text:p>0.09997</text:p>
          </table:table-cell>
          <table:table-cell office:value-type="string">
            <text:p>8.369e-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1.8132e-16</text:p>
          </table:table-cell>
          <table:table-cell office:value-type="float" office:value="0.099992">
            <text:p>0.099992</text:p>
          </table:table-cell>
          <table:table-cell office:value-type="string">
            <text:p>2.7895e-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string">
            <text:p>1.2553e-16</text:p>
          </table:table-cell>
          <table:table-cell office:value-type="float" office:value="0.099971">
            <text:p>0.099971</text:p>
          </table:table-cell>
          <table:table-cell office:value-type="string">
            <text:p>6.9739e-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9.7634e-17</text:p>
          </table:table-cell>
          <table:table-cell office:value-type="float" office:value="0.099965">
            <text:p>0.099965</text:p>
          </table:table-cell>
          <table:table-cell office:value-type="string">
            <text:p>9.7634e-17</text:p>
          </table:table-cell>
        </table:table-row>
        <table:table-row table:style-name="ro1">
          <table:table-cell office:value-type="float" office:value="0.099995">
            <text:p>0.099995</text:p>
          </table:table-cell>
          <table:table-cell office:value-type="string">
            <text:p>2.0922e-16</text:p>
          </table:table-cell>
          <table:table-cell office:value-type="float" office:value="0.099976">
            <text:p>0.099976</text:p>
          </table:table-cell>
          <table:table-cell office:value-type="string">
            <text:p>1.2552e-16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string">
            <text:p>2.0922e-16</text:p>
          </table:table-cell>
          <table:table-cell office:value-type="float" office:value="0.099975">
            <text:p>0.099975</text:p>
          </table:table-cell>
          <table:table-cell office:value-type="string">
            <text:p>5.5788e-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string">
            <text:p>6.9739e-17</text:p>
          </table:table-cell>
          <table:table-cell office:value-type="float" office:value="0.099978">
            <text:p>0.099978</text:p>
          </table:table-cell>
          <table:table-cell office:value-type="string">
            <text:p>4.1843e-17</text:p>
          </table:table-cell>
        </table:table-row>
        <table:table-row table:style-name="ro1">
          <table:table-cell office:value-type="float" office:value="0.10002">
            <text:p>0.10002</text:p>
          </table:table-cell>
          <table:table-cell office:value-type="string">
            <text:p>1.3948e-17</text:p>
          </table:table-cell>
          <table:table-cell office:value-type="float" office:value="0.099986">
            <text:p>0.099986</text:p>
          </table:table-cell>
          <table:table-cell office:value-type="string">
            <text:p>6.126e-07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office:value-type="string">
            <text:p>1.2963e-07</text:p>
          </table:table-cell>
          <table:table-cell office:value-type="float" office:value="0.099989">
            <text:p>0.099989</text:p>
          </table:table-cell>
          <table:table-cell office:value-type="string">
            <text:p>5.5791e-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6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5:04.36</meta:creation-date>
    <dc:date>2017-02-28T16:08:58.96</dc:date>
    <meta:editing-duration>PT1H17M56S</meta:editing-duration>
    <meta:editing-cycles>12</meta:editing-cycles>
    <meta:generator>OpenOffice/4.1.2$Win32 OpenOffice.org_project/412m3$Build-9782</meta:generator>
    <meta:document-statistic meta:table-count="3" meta:cell-count="132" meta:object-count="0"/>
  </office:meta>
</office:document-meta>
</file>